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87973" table:style-name="ce3">
            <text:p>68797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, Didcot</text:p>
            <text:p>Witney TC</text:p>
          </table:table-cell>
          <table:table-cell office:value-type="date" office:date-value="2024-10-14T00:00:00" table:style-name="ce5">
            <text:p>14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45" table:style-name="ce7">
            <text:p>4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0.25" table:style-name="ce8">
            <text:p>20.2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74" table:style-name="ce3">
            <text:p>68797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afer Business Action Week</text:p>
          </table:table-cell>
          <table:table-cell office:value-type="date" office:date-value="2024-10-15T00:00:00" table:style-name="ce5">
            <text:p>15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eadquarters</text:p>
          </table:table-cell>
          <table:table-cell office:value-type="float" office:value="117" table:style-name="ce7">
            <text:p>11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2.65" table:style-name="ce8">
            <text:p>52.6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75" table:style-name="ce3">
            <text:p>68797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 Pandilla</text:p>
            <text:p>MK Council</text:p>
          </table:table-cell>
          <table:table-cell office:value-type="date" office:date-value="2024-10-16T00:00:00" table:style-name="ce5">
            <text:p>16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Amersham Police Station</text:p>
          </table:table-cell>
          <table:table-cell office:value-type="string" table:style-name="ce6">
            <text:p>Home</text:p>
          </table:table-cell>
          <table:table-cell office:value-type="float" office:value="139" table:style-name="ce7">
            <text:p>13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2.55" table:style-name="ce8">
            <text:p>62.5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76" table:style-name="ce3">
            <text:p>68797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ucks Business Group</text:p>
          </table:table-cell>
          <table:table-cell office:value-type="date" office:date-value="2024-10-17T00:00:00" table:style-name="ce5">
            <text:p>17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7" table:style-name="ce7">
            <text:p>7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ut of Force Meeting</text:p>
          </table:table-cell>
          <table:table-cell office:value-type="string" table:style-name="ce6">
            <text:p>Paid</text:p>
          </table:table-cell>
          <table:table-cell office:value-type="float" office:value="34.65" table:style-name="ce8">
            <text:p>34.6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77" table:style-name="ce3">
            <text:p>68797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P11 1BG</text:p>
          </table:table-cell>
          <table:table-cell office:value-type="date" office:date-value="2024-10-18T00:00:00" table:style-name="ce5">
            <text:p>18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6" table:style-name="ce7">
            <text:p>8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8.700000000000003" table:style-name="ce8">
            <text:p>38.7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78" table:style-name="ce3">
            <text:p>68797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addenham &amp; District Rotary</text:p>
          </table:table-cell>
          <table:table-cell office:value-type="date" office:date-value="2024-10-21T00:00:00" table:style-name="ce5">
            <text:p>21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68" table:style-name="ce7">
            <text:p>6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0.6" table:style-name="ce8">
            <text:p>30.6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79" table:style-name="ce3">
            <text:p>68797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lternative to Conflict</text:p>
          </table:table-cell>
          <table:table-cell office:value-type="date" office:date-value="2024-10-23T00:00:00" table:style-name="ce5">
            <text:p>23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2" table:style-name="ce7">
            <text:p>8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6.9" table:style-name="ce8">
            <text:p>36.9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80" table:style-name="ce3">
            <text:p>68798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/>
          </table:table-cell>
          <table:table-cell office:value-type="date" office:date-value="2024-10-24T00:00:00" table:style-name="ce5">
            <text:p>24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" table:style-name="ce7">
            <text:p>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.05" table:style-name="ce8">
            <text:p>4.0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81" table:style-name="ce3">
            <text:p>68798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SOs</text:p>
          </table:table-cell>
          <table:table-cell office:value-type="date" office:date-value="2024-10-25T00:00:00" table:style-name="ce5">
            <text:p>25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53" table:style-name="ce7">
            <text:p>5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3.85" table:style-name="ce8">
            <text:p>23.8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82" table:style-name="ce3">
            <text:p>68798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T</text:p>
          </table:table-cell>
          <table:table-cell office:value-type="date" office:date-value="2024-10-28T00:00:00" table:style-name="ce5">
            <text:p>28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Milton Keynes Police Station</text:p>
          </table:table-cell>
          <table:table-cell office:value-type="string" table:style-name="ce6">
            <text:p>Home</text:p>
          </table:table-cell>
          <table:table-cell office:value-type="float" office:value="105" table:style-name="ce7">
            <text:p>10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7.25" table:style-name="ce8">
            <text:p>47.2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83" table:style-name="ce3">
            <text:p>68798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KER Task Force</text:p>
            <text:p>Slough Scrutiny</text:p>
          </table:table-cell>
          <table:table-cell office:value-type="date" office:date-value="2024-10-29T00:00:00" table:style-name="ce5">
            <text:p>29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25" table:style-name="ce7">
            <text:p>12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6.25" table:style-name="ce8">
            <text:p>56.2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84" table:style-name="ce3">
            <text:p>68798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ommunity Fund</text:p>
          </table:table-cell>
          <table:table-cell office:value-type="date" office:date-value="2024-10-31T00:00:00" table:style-name="ce5">
            <text:p>31-Oct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1" table:style-name="ce7">
            <text:p>81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6.450000000000003" table:style-name="ce8">
            <text:p>36.4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86" table:style-name="ce3">
            <text:p>68798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arliamentary Drop In</text:p>
          </table:table-cell>
          <table:table-cell office:value-type="date" office:date-value="2024-11-05T00:00:00" table:style-name="ce5">
            <text:p>05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6" table:style-name="ce7">
            <text:p>1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.2" table:style-name="ce8">
            <text:p>7.2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87987" table:style-name="ce3">
            <text:p>68798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CJB</text:p>
            <text:p>Restart</text:p>
            <text:p>Rural Conference</text:p>
          </table:table-cell>
          <table:table-cell office:value-type="date" office:date-value="2024-11-06T00:00:00" table:style-name="ce5">
            <text:p>06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4" table:style-name="ce7">
            <text:p>7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3.299999999999997" table:style-name="ce8">
            <text:p>33.3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88" table:style-name="ce3">
            <text:p>68798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, Wallingford</text:p>
          </table:table-cell>
          <table:table-cell office:value-type="date" office:date-value="2024-11-07T00:00:00" table:style-name="ce5">
            <text:p>07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9" table:style-name="ce7">
            <text:p>2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3.05" table:style-name="ce8">
            <text:p>13.0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7989" table:style-name="ce3">
            <text:p>68798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&amp; Crime Panel</text:p>
          </table:table-cell>
          <table:table-cell office:value-type="date" office:date-value="2024-11-08T00:00:00" table:style-name="ce5">
            <text:p>08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6" table:style-name="ce7">
            <text:p>7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4.200000000000003" table:style-name="ce8">
            <text:p>34.2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88053" table:style-name="ce3">
            <text:p>68805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membrance Parade</text:p>
          </table:table-cell>
          <table:table-cell office:value-type="date" office:date-value="2024-11-10T00:00:00" table:style-name="ce5">
            <text:p>10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30" table:style-name="ce7">
            <text:p>30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3.5" table:style-name="ce8">
            <text:p>13.5</text:p>
          </table:table-cell>
          <table:table-cell office:value-type="float" office:value="11" table:style-name="ce9">
            <text:p>1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11-13T11:54:05Z</meta:creation-date>
    <dc:date>2024-11-14T13:03:07Z</dc:date>
    <meta:print-date>2024-11-14T13:02:25Z</meta:print-date>
  </office:meta>
</office:document-meta>
</file>